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2" style:family="graphic" style:parent-style-name="standard">
      <style:graphic-properties draw:stroke="none" draw:fill="solid" draw:fill-color="#000000" draw:opacity="50%"/>
    </style:style>
    <style:style style:name="gr3" style:family="graphic" style:parent-style-name="standard">
      <style:graphic-properties draw:stroke="solid" svg:stroke-width="0.025cm" svg:stroke-color="#000000" svg:stroke-opacity="50%" draw:stroke-linejoin="round" svg:stroke-linecap="round" draw:fill="none" fo:padding-top="0.012cm" fo:padding-bottom="0.012cm" fo:padding-left="0.012cm" fo:padding-right="0.012cm"/>
    </style:style>
    <style:style style:name="gr4" style:family="graphic" style:parent-style-name="standard">
      <style:graphic-properties draw:stroke="solid" svg:stroke-width="0.075cm" svg:stroke-color="#000000" svg:stroke-opacity="50%" draw:stroke-linejoin="round" svg:stroke-linecap="butt" draw:fill="none" fo:padding-top="0.037cm" fo:padding-bottom="0.037cm" fo:padding-left="0.037cm" fo:padding-right="0.037cm"/>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6"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none"/>
    </style:style>
    <style:style style:name="P2" style:family="paragraph">
      <loext:graphic-properties draw:fill="solid" draw:fill-color="#000000" draw:opacity="50%"/>
    </style:style>
    <style:style style:name="P3" style:family="paragraph">
      <style:paragraph-properties fo:text-align="start" style:writing-mode="lr-tb"/>
      <style:text-properties style:font-name="Arial2" fo:font-size="12pt"/>
    </style:style>
    <style:style style:name="P4" style:family="paragraph">
      <loext:graphic-properties draw:fill="none"/>
      <style:paragraph-properties fo:text-align="start" style:writing-mode="lr-tb"/>
      <style:text-properties style:font-name="Arial2" fo:font-size="12pt" style:font-size-asian="10pt" style:font-size-complex="10pt"/>
    </style:style>
    <style:style style:name="P5" style:family="paragraph">
      <loext:graphic-properties draw:fill="none"/>
      <style:text-properties style:font-name="Arial2" fo:font-size="12pt"/>
    </style:style>
    <style:style style:name="P6" style:family="paragraph">
      <loext:graphic-properties draw:fill="none"/>
      <style:text-properties style:font-name="Arial" fo:font-size="12pt"/>
    </style:style>
    <style:style style:name="P7" style:family="paragraph">
      <style:paragraph-properties fo:text-align="start" style:writing-mode="lr-tb"/>
      <style:text-properties style:font-name="Arial" fo:font-size="12pt"/>
    </style:style>
    <style:style style:name="P8" style:family="paragraph">
      <loext:graphic-properties draw:fill="none"/>
      <style:paragraph-properties fo:text-align="start" style:writing-mode="lr-tb"/>
      <style:text-properties style:font-name="Arial" fo:font-size="12pt" style:font-size-asian="10pt" style:font-size-complex="10pt"/>
    </style:style>
    <style:style style:name="P9" style:family="paragraph">
      <loext:graphic-properties draw:fill="none"/>
      <style:paragraph-properties fo:text-align="start" style:writing-mode="lr-tb"/>
      <style:text-properties style:font-name="Arial" fo:font-size="12pt" style:font-size-asian="12pt" style:font-size-complex="12pt"/>
    </style:style>
    <style:style style:name="P10" style:family="paragraph">
      <loext:graphic-properties draw:fill="none"/>
      <style:paragraph-properties fo:text-align="start" style:writing-mode="lr-tb"/>
      <style:text-properties style:font-name="Arial2" fo:font-size="12pt" style:font-size-asian="12pt" style:font-size-complex="12pt"/>
    </style:style>
    <style:style style:name="T1" style:family="text">
      <style:text-properties fo:color="#4d4d4d" style:font-size-asian="10pt" style:font-name-complex="Arial1" style:font-size-complex="10pt"/>
    </style:style>
    <style:style style:name="T2" style:family="text">
      <style:text-properties fo:color="#000000" style:font-size-asian="12pt" style:font-name-complex="Arial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1.737cm" svg:y1="14.491cm" svg:x2="24.601cm" svg:y2="14.491cm">
          <text:p/>
        </draw:line>
        <draw:line draw:style-name="gr1" draw:text-style-name="P1" draw:layer="layout" svg:x1="1.737cm" svg:y1="11.078cm" svg:x2="24.601cm" svg:y2="11.078cm">
          <text:p/>
        </draw:line>
        <draw:line draw:style-name="gr1" draw:text-style-name="P1" draw:layer="layout" svg:x1="1.737cm" svg:y1="7.665cm" svg:x2="24.601cm" svg:y2="7.665cm">
          <text:p/>
        </draw:line>
        <draw:line draw:style-name="gr1" draw:text-style-name="P1" draw:layer="layout" svg:x1="1.737cm" svg:y1="4.253cm" svg:x2="24.601cm" svg:y2="4.253cm">
          <text:p/>
        </draw:line>
        <draw:line draw:style-name="gr1" draw:text-style-name="P1" draw:layer="layout" svg:x1="1.737cm" svg:y1="0.84cm" svg:x2="24.601cm" svg:y2="0.84cm">
          <text:p/>
        </draw:line>
        <draw:path draw:style-name="gr2" draw:text-style-name="P2" draw:layer="layout" svg:width="0.251cm" svg:height="0.25cm" svg:x="2.651cm" svg:y="1.355cm" svg:viewBox="0 0 252 251" svg:d="M0 126c0-69 57-126 127-126 69 0 125 57 125 126s-56 125-125 125c-70 0-127-56-127-125z">
          <text:p/>
        </draw:path>
        <draw:path draw:style-name="gr3" draw:text-style-name="P1" draw:layer="layout" svg:width="0.251cm" svg:height="0.25cm" svg:x="2.651cm" svg:y="1.355cm" svg:viewBox="0 0 252 251" svg:d="M0 126c0-69 57-126 127-126 69 0 125 57 125 126s-56 125-125 125c-70 0-127-56-127-125z">
          <text:p/>
        </draw:path>
        <draw:path draw:style-name="gr2" draw:text-style-name="P2" draw:layer="layout" svg:width="0.251cm" svg:height="0.251cm" svg:x="3.898cm" svg:y="2.457cm" svg:viewBox="0 0 252 252" svg:d="M0 126c0-69 57-126 127-126 69 0 125 57 125 126 0 70-56 126-125 126-70 0-127-56-127-126z">
          <text:p/>
        </draw:path>
        <draw:path draw:style-name="gr3" draw:text-style-name="P1" draw:layer="layout" svg:width="0.251cm" svg:height="0.251cm" svg:x="3.898cm" svg:y="2.457cm" svg:viewBox="0 0 252 252" svg:d="M0 126c0-69 57-126 127-126 69 0 125 57 125 126 0 70-56 126-125 126-70 0-127-56-127-126z">
          <text:p/>
        </draw:path>
        <draw:path draw:style-name="gr2" draw:text-style-name="P2" draw:layer="layout" svg:width="0.251cm" svg:height="0.251cm" svg:x="4.73cm" svg:y="9.815cm" svg:viewBox="0 0 252 252" svg:d="M0 127c0-70 56-127 125-127s127 57 127 127c0 69-58 125-127 125s-125-56-125-125z">
          <text:p/>
        </draw:path>
        <draw:path draw:style-name="gr3" draw:text-style-name="P1" draw:layer="layout" svg:width="0.251cm" svg:height="0.251cm" svg:x="4.73cm" svg:y="9.815cm" svg:viewBox="0 0 252 252" svg:d="M0 127c0-70 56-127 125-127s127 57 127 127c0 69-58 125-127 125s-125-56-125-125z">
          <text:p/>
        </draw:path>
        <draw:path draw:style-name="gr2" draw:text-style-name="P2" draw:layer="layout" svg:width="0.251cm" svg:height="0.25cm" svg:x="5.145cm" svg:y="0.715cm" svg:viewBox="0 0 252 251" svg:d="M0 125c0-69 57-125 127-125 69 0 125 56 125 125 0 70-56 126-125 126-70 0-127-56-127-126z">
          <text:p/>
        </draw:path>
        <draw:path draw:style-name="gr3" draw:text-style-name="P1" draw:layer="layout" svg:width="0.251cm" svg:height="0.25cm" svg:x="5.145cm" svg:y="0.715cm" svg:viewBox="0 0 252 251" svg:d="M0 125c0-69 57-125 127-125 69 0 125 56 125 125 0 70-56 126-125 126-70 0-127-56-127-126z">
          <text:p/>
        </draw:path>
        <draw:path draw:style-name="gr2" draw:text-style-name="P2" draw:layer="layout" svg:width="0.251cm" svg:height="0.251cm" svg:x="5.977cm" svg:y="2.421cm" svg:viewBox="0 0 252 252" svg:d="M0 126c0-70 56-126 125-126s127 56 127 126c0 68-58 126-127 126s-125-58-125-126z">
          <text:p/>
        </draw:path>
        <draw:path draw:style-name="gr3" draw:text-style-name="P1" draw:layer="layout" svg:width="0.251cm" svg:height="0.251cm" svg:x="5.977cm" svg:y="2.421cm" svg:viewBox="0 0 252 252" svg:d="M0 126c0-70 56-126 125-126s127 56 127 126c0 68-58 126-127 126s-125-58-125-126z">
          <text:p/>
        </draw:path>
        <draw:path draw:style-name="gr2" draw:text-style-name="P2" draw:layer="layout" svg:width="0.251cm" svg:height="0.25cm" svg:x="6.392cm" svg:y="1.518cm" svg:viewBox="0 0 252 251" svg:d="M0 126c0-70 57-126 127-126 69 0 125 56 125 126 0 69-56 125-125 125-70 0-127-56-127-125z">
          <text:p/>
        </draw:path>
        <draw:path draw:style-name="gr3" draw:text-style-name="P1" draw:layer="layout" svg:width="0.251cm" svg:height="0.25cm" svg:x="6.392cm" svg:y="1.518cm" svg:viewBox="0 0 252 251" svg:d="M0 126c0-70 57-126 127-126 69 0 125 56 125 126 0 69-56 125-125 125-70 0-127-56-127-125z">
          <text:p/>
        </draw:path>
        <draw:path draw:style-name="gr2" draw:text-style-name="P2" draw:layer="layout" svg:width="0.251cm" svg:height="0.25cm" svg:x="6.808cm" svg:y="0.715cm" svg:viewBox="0 0 252 251" svg:d="M0 125c0-69 57-125 126-125 70 0 126 56 126 125 0 70-56 126-126 126-69 0-126-56-126-126z">
          <text:p/>
        </draw:path>
        <draw:path draw:style-name="gr3" draw:text-style-name="P1" draw:layer="layout" svg:width="0.251cm" svg:height="0.25cm" svg:x="6.808cm" svg:y="0.715cm" svg:viewBox="0 0 252 251" svg:d="M0 125c0-69 57-125 126-125 70 0 126 56 126 125 0 70-56 126-126 126-69 0-126-56-126-126z">
          <text:p/>
        </draw:path>
        <draw:path draw:style-name="gr2" draw:text-style-name="P2" draw:layer="layout" svg:width="0.251cm" svg:height="0.251cm" svg:x="7.639cm" svg:y="2.476cm" svg:viewBox="0 0 252 252" svg:d="M0 126c0-70 57-126 127-126 69 0 125 56 125 126 0 69-56 126-125 126-70 0-127-57-127-126z">
          <text:p/>
        </draw:path>
        <draw:path draw:style-name="gr3" draw:text-style-name="P1" draw:layer="layout" svg:width="0.251cm" svg:height="0.251cm" svg:x="7.639cm" svg:y="2.476cm" svg:viewBox="0 0 252 252" svg:d="M0 126c0-70 57-126 127-126 69 0 125 56 125 126 0 69-56 126-125 126-70 0-127-57-127-126z">
          <text:p/>
        </draw:path>
        <draw:path draw:style-name="gr2" draw:text-style-name="P2" draw:layer="layout" svg:width="0.251cm" svg:height="0.25cm" svg:x="8.055cm" svg:y="0.715cm" svg:viewBox="0 0 252 251" svg:d="M0 125c0-69 57-125 126-125 70 0 126 56 126 125 0 70-56 126-126 126-69 0-126-56-126-126z">
          <text:p/>
        </draw:path>
        <draw:path draw:style-name="gr3" draw:text-style-name="P1" draw:layer="layout" svg:width="0.251cm" svg:height="0.25cm" svg:x="8.055cm" svg:y="0.715cm" svg:viewBox="0 0 252 251" svg:d="M0 125c0-69 57-125 126-125 70 0 126 56 126 125 0 70-56 126-126 126-69 0-126-56-126-126z">
          <text:p/>
        </draw:path>
        <draw:path draw:style-name="gr2" draw:text-style-name="P2" draw:layer="layout" svg:width="0.251cm" svg:height="0.25cm" svg:x="8.471cm" svg:y="0.715cm" svg:viewBox="0 0 252 251" svg:d="M0 125c0-69 57-125 126-125s126 56 126 125c0 70-57 126-126 126s-126-56-126-126z">
          <text:p/>
        </draw:path>
        <draw:path draw:style-name="gr3" draw:text-style-name="P1" draw:layer="layout" svg:width="0.251cm" svg:height="0.25cm" svg:x="8.471cm" svg:y="0.715cm" svg:viewBox="0 0 252 251" svg:d="M0 125c0-69 57-125 126-125s126 56 126 125c0 70-57 126-126 126s-126-56-126-126z">
          <text:p/>
        </draw:path>
        <draw:path draw:style-name="gr2" draw:text-style-name="P2" draw:layer="layout" svg:width="0.251cm" svg:height="0.251cm" svg:x="8.886cm" svg:y="3.445cm" svg:viewBox="0 0 252 252" svg:d="M0 125c0-69 57-125 127-125 69 0 125 56 125 125 0 70-56 127-125 127-70 0-127-57-127-127z">
          <text:p/>
        </draw:path>
        <draw:path draw:style-name="gr3" draw:text-style-name="P1" draw:layer="layout" svg:width="0.251cm" svg:height="0.251cm" svg:x="8.886cm" svg:y="3.445cm" svg:viewBox="0 0 252 252" svg:d="M0 125c0-69 57-125 127-125 69 0 125 56 125 125 0 70-56 127-125 127-70 0-127-57-127-127z">
          <text:p/>
        </draw:path>
        <draw:path draw:style-name="gr2" draw:text-style-name="P2" draw:layer="layout" svg:width="0.251cm" svg:height="0.251cm" svg:x="9.302cm" svg:y="2.665cm" svg:viewBox="0 0 252 252" svg:d="M0 125c0-69 57-125 126-125 70 0 126 56 126 125s-56 127-126 127c-69 0-126-58-126-127z">
          <text:p/>
        </draw:path>
        <draw:path draw:style-name="gr3" draw:text-style-name="P1" draw:layer="layout" svg:width="0.251cm" svg:height="0.251cm" svg:x="9.302cm" svg:y="2.665cm" svg:viewBox="0 0 252 252" svg:d="M0 125c0-69 57-125 126-125 70 0 126 56 126 125s-56 127-126 127c-69 0-126-58-126-127z">
          <text:p/>
        </draw:path>
        <draw:path draw:style-name="gr2" draw:text-style-name="P2" draw:layer="layout" svg:width="0.251cm" svg:height="0.25cm" svg:x="9.718cm" svg:y="0.715cm" svg:viewBox="0 0 252 251" svg:d="M0 125c0-69 57-125 127-125 68 0 125 56 125 125 0 70-57 126-125 126-70 0-127-56-127-126z">
          <text:p/>
        </draw:path>
        <draw:path draw:style-name="gr3" draw:text-style-name="P1" draw:layer="layout" svg:width="0.251cm" svg:height="0.25cm" svg:x="9.718cm" svg:y="0.715cm" svg:viewBox="0 0 252 251" svg:d="M0 125c0-69 57-125 127-125 68 0 125 56 125 125 0 70-57 126-125 126-70 0-127-56-127-126z">
          <text:p/>
        </draw:path>
        <draw:path draw:style-name="gr2" draw:text-style-name="P2" draw:layer="layout" svg:width="0.25cm" svg:height="0.251cm" svg:x="10.134cm" svg:y="0.958cm" svg:viewBox="0 0 251 252" svg:d="M0 126c0-69 56-126 126-126 69 0 125 57 125 126 0 70-56 126-125 126-70 0-126-56-126-126z">
          <text:p/>
        </draw:path>
        <draw:path draw:style-name="gr3" draw:text-style-name="P1" draw:layer="layout" svg:width="0.25cm" svg:height="0.251cm" svg:x="10.134cm" svg:y="0.958cm" svg:viewBox="0 0 251 252" svg:d="M0 126c0-69 56-126 126-126 69 0 125 57 125 126 0 70-56 126-125 126-70 0-126-56-126-126z">
          <text:p/>
        </draw:path>
        <draw:path draw:style-name="gr2" draw:text-style-name="P2" draw:layer="layout" svg:width="0.251cm" svg:height="0.25cm" svg:x="10.549cm" svg:y="1.956cm" svg:viewBox="0 0 252 251" svg:d="M0 125c0-69 57-125 126-125 70 0 126 56 126 125 0 70-56 126-126 126-69 0-126-56-126-126z">
          <text:p/>
        </draw:path>
        <draw:path draw:style-name="gr3" draw:text-style-name="P1" draw:layer="layout" svg:width="0.251cm" svg:height="0.25cm" svg:x="10.549cm" svg:y="1.956cm" svg:viewBox="0 0 252 251" svg:d="M0 125c0-69 57-125 126-125 70 0 126 56 126 125 0 70-56 126-126 126-69 0-126-56-126-126z">
          <text:p/>
        </draw:path>
        <draw:path draw:style-name="gr2" draw:text-style-name="P2" draw:layer="layout" svg:width="0.251cm" svg:height="0.251cm" svg:x="10.965cm" svg:y="1.64cm" svg:viewBox="0 0 252 252" svg:d="M0 126c0-69 58-126 127-126 68 0 125 57 125 126s-57 126-125 126c-69 0-127-57-127-126z">
          <text:p/>
        </draw:path>
        <draw:path draw:style-name="gr3" draw:text-style-name="P1" draw:layer="layout" svg:width="0.251cm" svg:height="0.251cm" svg:x="10.965cm" svg:y="1.64cm" svg:viewBox="0 0 252 252" svg:d="M0 126c0-69 58-126 127-126 68 0 125 57 125 126s-57 126-125 126c-69 0-127-57-127-126z">
          <text:p/>
        </draw:path>
        <draw:path draw:style-name="gr2" draw:text-style-name="P2" draw:layer="layout" svg:width="0.25cm" svg:height="0.251cm" svg:x="11.381cm" svg:y="1.011cm" svg:viewBox="0 0 251 252" svg:d="M0 127c0-70 56-127 126-127 69 0 125 57 125 127 0 69-56 125-125 125-70 0-126-56-126-125z">
          <text:p/>
        </draw:path>
        <draw:path draw:style-name="gr3" draw:text-style-name="P1" draw:layer="layout" svg:width="0.25cm" svg:height="0.251cm" svg:x="11.381cm" svg:y="1.011cm" svg:viewBox="0 0 251 252" svg:d="M0 127c0-70 56-127 126-127 69 0 125 57 125 127 0 69-56 125-125 125-70 0-126-56-126-125z">
          <text:p/>
        </draw:path>
        <draw:path draw:style-name="gr2" draw:text-style-name="P2" draw:layer="layout" svg:width="0.25cm" svg:height="0.251cm" svg:x="11.797cm" svg:y="1.155cm" svg:viewBox="0 0 251 252" svg:d="M0 125c0-69 56-125 125-125 70 0 126 56 126 125s-56 127-126 127c-69 0-125-58-125-127z">
          <text:p/>
        </draw:path>
        <draw:path draw:style-name="gr3" draw:text-style-name="P1" draw:layer="layout" svg:width="0.25cm" svg:height="0.251cm" svg:x="11.797cm" svg:y="1.155cm" svg:viewBox="0 0 251 252" svg:d="M0 125c0-69 56-125 125-125 70 0 126 56 126 125s-56 127-126 127c-69 0-125-58-125-127z">
          <text:p/>
        </draw:path>
        <draw:path draw:style-name="gr2" draw:text-style-name="P2" draw:layer="layout" svg:width="0.251cm" svg:height="0.251cm" svg:x="12.212cm" svg:y="1.074cm" svg:viewBox="0 0 252 252" svg:d="M0 126c0-69 58-126 127-126s125 57 125 126-56 126-125 126-127-57-127-126z">
          <text:p/>
        </draw:path>
        <draw:path draw:style-name="gr3" draw:text-style-name="P1" draw:layer="layout" svg:width="0.251cm" svg:height="0.251cm" svg:x="12.212cm" svg:y="1.074cm" svg:viewBox="0 0 252 252" svg:d="M0 126c0-69 58-126 127-126s125 57 125 126-56 126-125 126-127-57-127-126z">
          <text:p/>
        </draw:path>
        <draw:path draw:style-name="gr2" draw:text-style-name="P2" draw:layer="layout" svg:width="0.251cm" svg:height="0.25cm" svg:x="12.628cm" svg:y="1.065cm" svg:viewBox="0 0 252 251" svg:d="M0 126c0-70 56-126 125-126 70 0 127 56 127 126 0 69-57 125-127 125-69 0-125-56-125-125z">
          <text:p/>
        </draw:path>
        <draw:path draw:style-name="gr3" draw:text-style-name="P1" draw:layer="layout" svg:width="0.251cm" svg:height="0.25cm" svg:x="12.628cm" svg:y="1.065cm" svg:viewBox="0 0 252 251" svg:d="M0 126c0-70 56-126 125-126 70 0 127 56 127 126 0 69-57 125-127 125-69 0-125-56-125-125z">
          <text:p/>
        </draw:path>
        <draw:path draw:style-name="gr2" draw:text-style-name="P2" draw:layer="layout" svg:width="0.25cm" svg:height="0.251cm" svg:x="13.044cm" svg:y="1.24cm" svg:viewBox="0 0 251 252" svg:d="M0 125c0-69 56-125 125-125 70 0 126 56 126 125 0 70-56 127-126 127-69 0-125-57-125-127z">
          <text:p/>
        </draw:path>
        <draw:path draw:style-name="gr3" draw:text-style-name="P1" draw:layer="layout" svg:width="0.25cm" svg:height="0.251cm" svg:x="13.044cm" svg:y="1.24cm" svg:viewBox="0 0 251 252" svg:d="M0 125c0-69 56-125 125-125 70 0 126 56 126 125 0 70-56 127-126 127-69 0-125-57-125-127z">
          <text:p/>
        </draw:path>
        <draw:path draw:style-name="gr2" draw:text-style-name="P2" draw:layer="layout" svg:width="0.251cm" svg:height="0.251cm" svg:x="13.459cm" svg:y="1.749cm" svg:viewBox="0 0 252 252" svg:d="M0 125c0-69 58-125 127-125s125 56 125 125c0 70-56 127-125 127s-127-57-127-127z">
          <text:p/>
        </draw:path>
        <draw:path draw:style-name="gr3" draw:text-style-name="P1" draw:layer="layout" svg:width="0.251cm" svg:height="0.251cm" svg:x="13.459cm" svg:y="1.749cm" svg:viewBox="0 0 252 252" svg:d="M0 125c0-69 58-125 127-125s125 56 125 125c0 70-56 127-125 127s-127-57-127-127z">
          <text:p/>
        </draw:path>
        <draw:path draw:style-name="gr2" draw:text-style-name="P2" draw:layer="layout" svg:width="0.251cm" svg:height="0.251cm" svg:x="13.875cm" svg:y="1.467cm" svg:viewBox="0 0 252 252" svg:d="M0 126c0-69 57-126 126-126 70 0 126 57 126 126s-56 126-126 126c-69 0-126-57-126-126z">
          <text:p/>
        </draw:path>
        <draw:path draw:style-name="gr3" draw:text-style-name="P1" draw:layer="layout" svg:width="0.251cm" svg:height="0.251cm" svg:x="13.875cm" svg:y="1.467cm" svg:viewBox="0 0 252 252" svg:d="M0 126c0-69 57-126 126-126 70 0 126 57 126 126s-56 126-126 126c-69 0-126-57-126-126z">
          <text:p/>
        </draw:path>
        <draw:path draw:style-name="gr2" draw:text-style-name="P2" draw:layer="layout" svg:width="0.251cm" svg:height="0.25cm" svg:x="14.291cm" svg:y="0.715cm" svg:viewBox="0 0 252 251" svg:d="M0 125c0-69 56-125 125-125 70 0 127 56 127 125 0 70-57 126-127 126-69 0-125-56-125-126z">
          <text:p/>
        </draw:path>
        <draw:path draw:style-name="gr3" draw:text-style-name="P1" draw:layer="layout" svg:width="0.251cm" svg:height="0.25cm" svg:x="14.291cm" svg:y="0.715cm" svg:viewBox="0 0 252 251" svg:d="M0 125c0-69 56-125 125-125 70 0 127 56 127 125 0 70-57 126-127 126-69 0-125-56-125-126z">
          <text:p/>
        </draw:path>
        <draw:path draw:style-name="gr2" draw:text-style-name="P2" draw:layer="layout" svg:width="0.251cm" svg:height="0.25cm" svg:x="14.706cm" svg:y="1.465cm" svg:viewBox="0 0 252 251" svg:d="M0 125c0-69 58-125 127-125s125 56 125 125c0 70-56 126-125 126s-127-56-127-126z">
          <text:p/>
        </draw:path>
        <draw:path draw:style-name="gr3" draw:text-style-name="P1" draw:layer="layout" svg:width="0.251cm" svg:height="0.25cm" svg:x="14.706cm" svg:y="1.465cm" svg:viewBox="0 0 252 251" svg:d="M0 125c0-69 58-125 127-125s125 56 125 125c0 70-56 126-125 126s-127-56-127-126z">
          <text:p/>
        </draw:path>
        <draw:path draw:style-name="gr2" draw:text-style-name="P2" draw:layer="layout" svg:width="0.251cm" svg:height="0.251cm" svg:x="15.122cm" svg:y="3.768cm" svg:viewBox="0 0 252 252" svg:d="M0 126c0-69 57-126 126-126 70 0 126 57 126 126 0 70-56 126-126 126-69 0-126-56-126-126z">
          <text:p/>
        </draw:path>
        <draw:path draw:style-name="gr3" draw:text-style-name="P1" draw:layer="layout" svg:width="0.251cm" svg:height="0.251cm" svg:x="15.122cm" svg:y="3.768cm" svg:viewBox="0 0 252 252" svg:d="M0 126c0-69 57-126 126-126 70 0 126 57 126 126 0 70-56 126-126 126-69 0-126-56-126-126z">
          <text:p/>
        </draw:path>
        <draw:path draw:style-name="gr2" draw:text-style-name="P2" draw:layer="layout" svg:width="0.251cm" svg:height="0.251cm" svg:x="15.538cm" svg:y="7.432cm" svg:viewBox="0 0 252 252" svg:d="M0 125c0-69 56-125 125-125 70 0 127 56 127 125 0 70-57 127-127 127-69 0-125-57-125-127z">
          <text:p/>
        </draw:path>
        <draw:path draw:style-name="gr3" draw:text-style-name="P1" draw:layer="layout" svg:width="0.251cm" svg:height="0.251cm" svg:x="15.538cm" svg:y="7.432cm" svg:viewBox="0 0 252 252" svg:d="M0 125c0-69 56-125 125-125 70 0 127 56 127 125 0 70-57 127-127 127-69 0-125-57-125-127z">
          <text:p/>
        </draw:path>
        <draw:path draw:style-name="gr2" draw:text-style-name="P2" draw:layer="layout" svg:width="0.251cm" svg:height="0.251cm" svg:x="15.953cm" svg:y="2.783cm" svg:viewBox="0 0 252 252" svg:d="M0 127c0-71 58-127 127-127s125 56 125 127c0 68-56 125-125 125s-127-57-127-125z">
          <text:p/>
        </draw:path>
        <draw:path draw:style-name="gr3" draw:text-style-name="P1" draw:layer="layout" svg:width="0.251cm" svg:height="0.251cm" svg:x="15.953cm" svg:y="2.783cm" svg:viewBox="0 0 252 252" svg:d="M0 127c0-71 58-127 127-127s125 56 125 127c0 68-56 125-125 125s-127-57-127-125z">
          <text:p/>
        </draw:path>
        <draw:path draw:style-name="gr2" draw:text-style-name="P2" draw:layer="layout" svg:width="0.251cm" svg:height="0.251cm" svg:x="16.369cm" svg:y="4.81cm" svg:viewBox="0 0 252 252" svg:d="M0 126c0-70 57-126 126-126 70 0 126 56 126 126 0 69-56 126-126 126-69 0-126-57-126-126z">
          <text:p/>
        </draw:path>
        <draw:path draw:style-name="gr3" draw:text-style-name="P1" draw:layer="layout" svg:width="0.251cm" svg:height="0.251cm" svg:x="16.369cm" svg:y="4.81cm" svg:viewBox="0 0 252 252" svg:d="M0 126c0-70 57-126 126-126 70 0 126 56 126 126 0 69-56 126-126 126-69 0-126-57-126-126z">
          <text:p/>
        </draw:path>
        <draw:path draw:style-name="gr2" draw:text-style-name="P2" draw:layer="layout" svg:width="0.251cm" svg:height="0.251cm" svg:x="16.785cm" svg:y="2.08cm" svg:viewBox="0 0 252 252" svg:d="M0 126c0-69 56-126 125-126 70 0 127 57 127 126s-57 126-127 126c-69 0-125-57-125-126z">
          <text:p/>
        </draw:path>
        <draw:path draw:style-name="gr3" draw:text-style-name="P1" draw:layer="layout" svg:width="0.251cm" svg:height="0.251cm" svg:x="16.785cm" svg:y="2.08cm" svg:viewBox="0 0 252 252" svg:d="M0 126c0-69 56-126 125-126 70 0 127 57 127 126s-57 126-127 126c-69 0-125-57-125-126z">
          <text:p/>
        </draw:path>
        <draw:path draw:style-name="gr2" draw:text-style-name="P2" draw:layer="layout" svg:width="0.251cm" svg:height="0.251cm" svg:x="17.2cm" svg:y="4.438cm" svg:viewBox="0 0 252 252" svg:d="M0 125c0-69 58-125 127-125s125 56 125 125c0 70-56 127-125 127s-127-57-127-127z">
          <text:p/>
        </draw:path>
        <draw:path draw:style-name="gr3" draw:text-style-name="P1" draw:layer="layout" svg:width="0.251cm" svg:height="0.251cm" svg:x="17.2cm" svg:y="4.438cm" svg:viewBox="0 0 252 252" svg:d="M0 125c0-69 58-125 127-125s125 56 125 125c0 70-56 127-125 127s-127-57-127-127z">
          <text:p/>
        </draw:path>
        <draw:path draw:style-name="gr2" draw:text-style-name="P2" draw:layer="layout" svg:width="0.251cm" svg:height="0.25cm" svg:x="17.616cm" svg:y="0.715cm" svg:viewBox="0 0 252 251" svg:d="M0 125c0-69 57-125 127-125 69 0 125 56 125 125 0 70-56 126-125 126-70 0-127-56-127-126z">
          <text:p/>
        </draw:path>
        <draw:path draw:style-name="gr3" draw:text-style-name="P1" draw:layer="layout" svg:width="0.251cm" svg:height="0.25cm" svg:x="17.616cm" svg:y="0.715cm" svg:viewBox="0 0 252 251" svg:d="M0 125c0-69 57-125 127-125 69 0 125 56 125 125 0 70-56 126-125 126-70 0-127-56-127-126z">
          <text:p/>
        </draw:path>
        <draw:path draw:style-name="gr2" draw:text-style-name="P2" draw:layer="layout" svg:width="0.251cm" svg:height="0.25cm" svg:x="18.032cm" svg:y="0.715cm" svg:viewBox="0 0 252 251" svg:d="M0 125c0-69 56-125 125-125 70 0 127 56 127 125 0 70-57 126-127 126-69 0-125-56-125-126z">
          <text:p/>
        </draw:path>
        <draw:path draw:style-name="gr3" draw:text-style-name="P1" draw:layer="layout" svg:width="0.251cm" svg:height="0.25cm" svg:x="18.032cm" svg:y="0.715cm" svg:viewBox="0 0 252 251" svg:d="M0 125c0-69 56-125 125-125 70 0 127 56 127 125 0 70-57 126-127 126-69 0-125-56-125-126z">
          <text:p/>
        </draw:path>
        <draw:path draw:style-name="gr2" draw:text-style-name="P2" draw:layer="layout" svg:width="0.251cm" svg:height="0.251cm" svg:x="18.447cm" svg:y="7.54cm" svg:viewBox="0 0 252 252" svg:d="M0 126c0-69 58-126 127-126s125 57 125 126c0 70-56 126-125 126s-127-56-127-126z">
          <text:p/>
        </draw:path>
        <draw:path draw:style-name="gr3" draw:text-style-name="P1" draw:layer="layout" svg:width="0.251cm" svg:height="0.251cm" svg:x="18.447cm" svg:y="7.54cm" svg:viewBox="0 0 252 252" svg:d="M0 126c0-69 58-126 127-126s125 57 125 126c0 70-56 126-125 126s-127-56-127-126z">
          <text:p/>
        </draw:path>
        <draw:path draw:style-name="gr2" draw:text-style-name="P2" draw:layer="layout" svg:width="0.251cm" svg:height="0.251cm" svg:x="18.863cm" svg:y="11.806cm" svg:viewBox="0 0 252 252" svg:d="M0 127c0-71 57-127 127-127 69 0 125 56 125 127 0 68-56 125-125 125-70 0-127-57-127-125z">
          <text:p/>
        </draw:path>
        <draw:path draw:style-name="gr3" draw:text-style-name="P1" draw:layer="layout" svg:width="0.251cm" svg:height="0.251cm" svg:x="18.863cm" svg:y="11.806cm" svg:viewBox="0 0 252 252" svg:d="M0 127c0-71 57-127 127-127 69 0 125 56 125 127 0 68-56 125-125 125-70 0-127-57-127-125z">
          <text:p/>
        </draw:path>
        <draw:path draw:style-name="gr2" draw:text-style-name="P2" draw:layer="layout" svg:width="0.251cm" svg:height="0.25cm" svg:x="19.279cm" svg:y="14.366cm" svg:viewBox="0 0 252 251" svg:d="M0 126c0-69 56-126 126-126 68 0 126 57 126 126s-58 125-126 125c-70 0-126-56-126-125z">
          <text:p/>
        </draw:path>
        <draw:path draw:style-name="gr3" draw:text-style-name="P1" draw:layer="layout" svg:width="0.251cm" svg:height="0.25cm" svg:x="19.279cm" svg:y="14.366cm" svg:viewBox="0 0 252 251" svg:d="M0 126c0-69 56-126 126-126 68 0 126 57 126 126s-58 125-126 125c-70 0-126-56-126-125z">
          <text:p/>
        </draw:path>
        <draw:path draw:style-name="gr2" draw:text-style-name="P2" draw:layer="layout" svg:width="0.251cm" svg:height="0.25cm" svg:x="19.695cm" svg:y="0.715cm" svg:viewBox="0 0 252 251" svg:d="M0 125c0-69 56-125 126-125 69 0 126 56 126 125 0 70-57 126-126 126-70 0-126-56-126-126z">
          <text:p/>
        </draw:path>
        <draw:path draw:style-name="gr3" draw:text-style-name="P1" draw:layer="layout" svg:width="0.251cm" svg:height="0.25cm" svg:x="19.695cm" svg:y="0.715cm" svg:viewBox="0 0 252 251" svg:d="M0 125c0-69 56-125 126-125 69 0 126 56 126 125 0 70-57 126-126 126-70 0-126-56-126-126z">
          <text:p/>
        </draw:path>
        <draw:path draw:style-name="gr2" draw:text-style-name="P2" draw:layer="layout" svg:width="0.251cm" svg:height="0.25cm" svg:x="20.11cm" svg:y="11.636cm" svg:viewBox="0 0 252 251" svg:d="M0 125c0-69 57-125 127-125 69 0 125 56 125 125s-56 126-125 126c-70 0-127-57-127-126z">
          <text:p/>
        </draw:path>
        <draw:path draw:style-name="gr3" draw:text-style-name="P1" draw:layer="layout" svg:width="0.251cm" svg:height="0.25cm" svg:x="20.11cm" svg:y="11.636cm" svg:viewBox="0 0 252 251" svg:d="M0 125c0-69 57-125 127-125 69 0 125 56 125 125s-56 126-125 126c-70 0-127-57-127-126z">
          <text:p/>
        </draw:path>
        <draw:path draw:style-name="gr2" draw:text-style-name="P2" draw:layer="layout" svg:width="0.251cm" svg:height="0.251cm" svg:x="20.526cm" svg:y="13.335cm" svg:viewBox="0 0 252 252" svg:d="M0 127c0-69 56-127 126-127 68 0 126 58 126 127s-58 125-126 125c-70 0-126-56-126-125z">
          <text:p/>
        </draw:path>
        <draw:path draw:style-name="gr3" draw:text-style-name="P1" draw:layer="layout" svg:width="0.251cm" svg:height="0.251cm" svg:x="20.526cm" svg:y="13.335cm" svg:viewBox="0 0 252 252" svg:d="M0 127c0-69 56-127 126-127 68 0 126 58 126 127s-58 125-126 125c-70 0-126-56-126-125z">
          <text:p/>
        </draw:path>
        <draw:path draw:style-name="gr2" draw:text-style-name="P2" draw:layer="layout" svg:width="0.251cm" svg:height="0.251cm" svg:x="20.942cm" svg:y="10.773cm" svg:viewBox="0 0 252 252" svg:d="M0 127c0-70 57-127 126-127s126 57 126 127c0 69-57 125-126 125s-126-56-126-125z">
          <text:p/>
        </draw:path>
        <draw:path draw:style-name="gr3" draw:text-style-name="P1" draw:layer="layout" svg:width="0.251cm" svg:height="0.251cm" svg:x="20.942cm" svg:y="10.773cm" svg:viewBox="0 0 252 252" svg:d="M0 127c0-70 57-127 126-127s126 57 126 127c0 69-57 125-126 125s-126-56-126-125z">
          <text:p/>
        </draw:path>
        <draw:path draw:style-name="gr2" draw:text-style-name="P2" draw:layer="layout" svg:width="0.25cm" svg:height="0.25cm" svg:x="21.358cm" svg:y="14.366cm" svg:viewBox="0 0 251 251" svg:d="M0 126c0-69 56-126 126-126 69 0 125 57 125 126s-56 125-125 125c-70 0-126-56-126-125z">
          <text:p/>
        </draw:path>
        <draw:path draw:style-name="gr3" draw:text-style-name="P1" draw:layer="layout" svg:width="0.25cm" svg:height="0.25cm" svg:x="21.358cm" svg:y="14.366cm" svg:viewBox="0 0 251 251" svg:d="M0 126c0-69 56-126 126-126 69 0 125 57 125 126s-56 125-125 125c-70 0-126-56-126-125z">
          <text:p/>
        </draw:path>
        <draw:path draw:style-name="gr2" draw:text-style-name="P2" draw:layer="layout" svg:width="0.251cm" svg:height="0.251cm" svg:x="21.773cm" svg:y="14.21cm" svg:viewBox="0 0 252 252" svg:d="M0 126c0-69 57-126 126-126 68 0 126 57 126 126 0 70-58 126-126 126-69 0-126-56-126-126z">
          <text:p/>
        </draw:path>
        <draw:path draw:style-name="gr3" draw:text-style-name="P1" draw:layer="layout" svg:width="0.251cm" svg:height="0.251cm" svg:x="21.773cm" svg:y="14.21cm" svg:viewBox="0 0 252 252" svg:d="M0 126c0-69 57-126 126-126 68 0 126 57 126 126 0 70-58 126-126 126-69 0-126-56-126-126z">
          <text:p/>
        </draw:path>
        <draw:path draw:style-name="gr2" draw:text-style-name="P2" draw:layer="layout" svg:width="0.251cm" svg:height="0.25cm" svg:x="22.189cm" svg:y="14.366cm" svg:viewBox="0 0 252 251" svg:d="M0 126c0-69 57-126 126-126s126 57 126 126-57 125-126 125-126-56-126-125z">
          <text:p/>
        </draw:path>
        <draw:path draw:style-name="gr3" draw:text-style-name="P1" draw:layer="layout" svg:width="0.251cm" svg:height="0.25cm" svg:x="22.189cm" svg:y="14.366cm" svg:viewBox="0 0 252 251" svg:d="M0 126c0-69 57-126 126-126s126 57 126 126-57 125-126 125-126-56-126-125z">
          <text:p/>
        </draw:path>
        <draw:path draw:style-name="gr2" draw:text-style-name="P2" draw:layer="layout" svg:width="0.25cm" svg:height="0.25cm" svg:x="22.605cm" svg:y="14.366cm" svg:viewBox="0 0 251 251" svg:d="M0 126c0-69 56-126 126-126 69 0 125 57 125 126s-56 125-125 125c-70 0-126-56-126-125z">
          <text:p/>
        </draw:path>
        <draw:path draw:style-name="gr3" draw:text-style-name="P1" draw:layer="layout" svg:width="0.25cm" svg:height="0.25cm" svg:x="22.605cm" svg:y="14.366cm" svg:viewBox="0 0 251 251" svg:d="M0 126c0-69 56-126 126-126 69 0 125 57 125 126s-56 125-125 125c-70 0-126-56-126-125z">
          <text:p/>
        </draw:path>
        <draw:path draw:style-name="gr2" draw:text-style-name="P2" draw:layer="layout" svg:width="0.251cm" svg:height="0.25cm" svg:x="23.02cm" svg:y="14.366cm" svg:viewBox="0 0 252 251" svg:d="M0 126c0-69 57-126 126-126s126 57 126 126-57 125-126 125-126-56-126-125z">
          <text:p/>
        </draw:path>
        <draw:path draw:style-name="gr3" draw:text-style-name="P1" draw:layer="layout" svg:width="0.251cm" svg:height="0.25cm" svg:x="23.02cm" svg:y="14.366cm" svg:viewBox="0 0 252 251" svg:d="M0 126c0-69 57-126 126-126s126 57 126 126-57 125-126 125-126-56-126-125z">
          <text:p/>
        </draw:path>
        <draw:path draw:style-name="gr2" draw:text-style-name="P2" draw:layer="layout" svg:width="0.251cm" svg:height="0.25cm" svg:x="23.436cm" svg:y="14.366cm" svg:viewBox="0 0 252 251" svg:d="M0 126c0-69 58-126 126-126 69 0 126 57 126 126s-57 125-126 125c-68 0-126-56-126-125z">
          <text:p/>
        </draw:path>
        <draw:path draw:style-name="gr3" draw:text-style-name="P1" draw:layer="layout" svg:width="0.251cm" svg:height="0.25cm" svg:x="23.436cm" svg:y="14.366cm" svg:viewBox="0 0 252 251" svg:d="M0 126c0-69 58-126 126-126 69 0 126 57 126 126s-57 125-126 125c-68 0-126-56-126-125z">
          <text:p/>
        </draw:path>
        <draw:polyline draw:style-name="gr4" draw:text-style-name="P1" draw:layer="layout" svg:width="19.732cm" svg:height="12.849cm" svg:x="2.777cm" svg:y="1.405cm" svg:viewBox="0 0 19733 12850" draw:points="0,2357 263,2230 526,2108 789,1989 1052,1874 1315,1762 1578,1655 1841,1550 2104,1449 2368,1351 2630,1256 2894,1163 3157,1073 3420,986 3683,901 3946,818 4209,732 4472,645 4735,559 4999,475 5261,394 5525,317 5788,247 6051,183 6314,128 6577,83 6840,49 7103,23 7367,7 7631,0 7893,1 8157,11 8420,30 8683,56 8946,91 9209,134 9472,169 9735,197 9998,224 10261,256 10524,300 10788,361 11051,447 11314,562 11577,683 11840,806 12103,938 12366,1082 12629,1242 12892,1425 13155,1634 13419,1874 13682,2151 13945,2467 14208,2819 14471,3201 14734,3609 14997,4034 15260,4474 15523,4920 15786,5368 16050,5812 16313,6247 16576,6691 16839,7148 17102,7618 17365,8100 17628,8592 17891,9095 18154,9607 18417,10129 18681,10657 18944,11194 19207,11738 19470,12290 19733,12850">
          <text:p/>
        </draw:polyline>
        <draw:frame draw:style-name="gr5" draw:text-style-name="P4" draw:layer="layout" svg:width="0.832cm" svg:height="0.475cm" svg:x="0.777cm" svg:y="14.298cm">
          <draw:text-box>
            <text:p text:style-name="P3"><text:span text:style-name="T1">0.00</text:span></text:p>
          </draw:text-box>
        </draw:frame>
        <draw:frame draw:style-name="gr5" draw:text-style-name="P4" draw:layer="layout" svg:width="0.832cm" svg:height="0.475cm" svg:x="0.777cm" svg:y="10.886cm">
          <draw:text-box>
            <text:p text:style-name="P3"><text:span text:style-name="T1">0.25</text:span></text:p>
          </draw:text-box>
        </draw:frame>
        <draw:frame draw:style-name="gr5" draw:text-style-name="P4" draw:layer="layout" svg:width="0.832cm" svg:height="0.475cm" svg:x="0.777cm" svg:y="7.473cm">
          <draw:text-box>
            <text:p text:style-name="P3"><text:span text:style-name="T1">0.50</text:span></text:p>
          </draw:text-box>
        </draw:frame>
        <draw:frame draw:style-name="gr5" draw:text-style-name="P4" draw:layer="layout" svg:width="0.832cm" svg:height="0.475cm" svg:x="0.777cm" svg:y="4.06cm">
          <draw:text-box>
            <text:p text:style-name="P3"><text:span text:style-name="T1">0.75</text:span></text:p>
          </draw:text-box>
        </draw:frame>
        <draw:line draw:style-name="gr6" draw:text-style-name="P5" draw:layer="layout" svg:x1="1.641cm" svg:y1="14.491cm" svg:x2="1.737cm" svg:y2="14.491cm">
          <text:p/>
        </draw:line>
        <draw:line draw:style-name="gr6" draw:text-style-name="P5" draw:layer="layout" svg:x1="1.641cm" svg:y1="11.078cm" svg:x2="1.737cm" svg:y2="11.078cm">
          <text:p/>
        </draw:line>
        <draw:line draw:style-name="gr6" draw:text-style-name="P5" draw:layer="layout" svg:x1="1.641cm" svg:y1="7.665cm" svg:x2="1.737cm" svg:y2="7.665cm">
          <text:p/>
        </draw:line>
        <draw:line draw:style-name="gr6" draw:text-style-name="P5" draw:layer="layout" svg:x1="1.641cm" svg:y1="4.253cm" svg:x2="1.737cm" svg:y2="4.253cm">
          <text:p/>
        </draw:line>
        <draw:line draw:style-name="gr6" draw:text-style-name="P5" draw:layer="layout" svg:x1="1.641cm" svg:y1="0.84cm" svg:x2="1.737cm" svg:y2="0.84cm">
          <text:p/>
        </draw:line>
        <draw:line draw:style-name="gr6" draw:text-style-name="P6" draw:layer="layout" svg:x1="4.024cm" svg:y1="15.07cm" svg:x2="4.024cm" svg:y2="14.974cm">
          <text:p/>
        </draw:line>
        <draw:line draw:style-name="gr6" draw:text-style-name="P6" draw:layer="layout" svg:x1="8.181cm" svg:y1="15.07cm" svg:x2="8.181cm" svg:y2="14.974cm">
          <text:p/>
        </draw:line>
        <draw:line draw:style-name="gr6" draw:text-style-name="P6" draw:layer="layout" svg:x1="12.338cm" svg:y1="15.07cm" svg:x2="12.338cm" svg:y2="14.974cm">
          <text:p/>
        </draw:line>
        <draw:line draw:style-name="gr6" draw:text-style-name="P6" draw:layer="layout" svg:x1="16.494cm" svg:y1="15.07cm" svg:x2="16.494cm" svg:y2="14.974cm">
          <text:p/>
        </draw:line>
        <draw:line draw:style-name="gr6" draw:text-style-name="P6" draw:layer="layout" svg:x1="20.652cm" svg:y1="15.07cm" svg:x2="20.652cm" svg:y2="14.974cm">
          <text:p/>
        </draw:line>
        <draw:frame draw:style-name="gr5" draw:text-style-name="P4" draw:layer="layout" svg:width="0.832cm" svg:height="0.475cm" svg:x="0.777cm" svg:y="0.648cm">
          <draw:text-box>
            <text:p text:style-name="P3"><text:span text:style-name="T1">1.00</text:span></text:p>
          </draw:text-box>
        </draw:frame>
        <draw:frame draw:style-name="gr5" draw:text-style-name="P8" draw:layer="layout" svg:width="0.95cm" svg:height="0.475cm" svg:x="3.532cm" svg:y="15.081cm">
          <draw:text-box>
            <text:p text:style-name="P7"><text:span text:style-name="T1">1970</text:span></text:p>
          </draw:text-box>
        </draw:frame>
        <draw:frame draw:style-name="gr5" draw:text-style-name="P8" draw:layer="layout" svg:width="0.95cm" svg:height="0.475cm" svg:x="7.689cm" svg:y="15.081cm">
          <draw:text-box>
            <text:p text:style-name="P7"><text:span text:style-name="T1">1980</text:span></text:p>
          </draw:text-box>
        </draw:frame>
        <draw:frame draw:style-name="gr5" draw:text-style-name="P8" draw:layer="layout" svg:width="0.95cm" svg:height="0.475cm" svg:x="11.846cm" svg:y="15.081cm">
          <draw:text-box>
            <text:p text:style-name="P7"><text:span text:style-name="T1">1990</text:span></text:p>
          </draw:text-box>
        </draw:frame>
        <draw:frame draw:style-name="gr5" draw:text-style-name="P8" draw:layer="layout" svg:width="0.95cm" svg:height="0.475cm" svg:x="16.003cm" svg:y="15.081cm">
          <draw:text-box>
            <text:p text:style-name="P7"><text:span text:style-name="T1">2000</text:span></text:p>
          </draw:text-box>
        </draw:frame>
        <draw:frame draw:style-name="gr5" draw:text-style-name="P8" draw:layer="layout" svg:width="0.95cm" svg:height="0.475cm" svg:x="20.16cm" svg:y="15.081cm">
          <draw:text-box>
            <text:p text:style-name="P7"><text:span text:style-name="T1">2010</text:span></text:p>
          </draw:text-box>
        </draw:frame>
        <draw:frame draw:style-name="gr7" draw:text-style-name="P9" draw:layer="layout" svg:width="3.105cm" svg:height="0.475cm" svg:x="11.542cm" svg:y="15.714cm">
          <draw:text-box>
            <text:p text:style-name="P7"><text:span text:style-name="T2">Year ESA−listed</text:span></text:p>
          </draw:text-box>
        </draw:frame>
        <draw:frame draw:style-name="gr7" draw:text-style-name="P10" draw:layer="layout" svg:width="7.321cm" svg:height="0.475cm" draw:transform="rotate (1.5707963267949) translate (0.113cm 11.309cm)">
          <draw:text-box>
            <text:p text:style-name="P3"><text:span text:style-name="T2">Proportion of species with official pla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4.694cm" fo:page-height="16.29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1-25T09:55:39.024871000</dc:date>
    <meta:editing-duration>PT2M23S</meta:editing-duration>
    <meta:editing-cycles>1</meta:editing-cycles>
    <meta:document-statistic meta:object-count="120"/>
    <meta:generator>LibreOffice/5.4.4.2$MacOSX_X86_64 LibreOffice_project/2524958677847fb3bb44820e40380acbe820f960</meta:generator>
  </office:meta>
</office:document-meta>
</file>